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24051EDD6799626C418.png" manifest:media-type="image/png"/>
  <manifest:file-entry manifest:full-path="Pictures/100000010000039F00000225BBAA5F3FD18BB861.png" manifest:media-type="image/png"/>
  <manifest:file-entry manifest:full-path="Pictures/10000001000003B3000001FB27F4A90422BD081D.png" manifest:media-type="image/png"/>
  <manifest:file-entry manifest:full-path="Pictures/10000001000003E80000023920B6A630299F9506.png" manifest:media-type="image/png"/>
  <manifest:file-entry manifest:full-path="Pictures/10000001000003E50000022A47EB74A5E885ED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378cm" svg:height="14.657cm" svg:x="0.796cm" svg:y="0.538cm">
          <draw:image xlink:href="Pictures/10000001000003E50000022A47EB74A5E885ED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4.858cm" svg:height="14.144cm" svg:x="1cm" svg:y="0.856cm" presentation:class="graphic" presentation:user-transformed="true">
          <draw:image xlink:href="Pictures/10000001000003E80000023920B6A630299F95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5.604cm" svg:height="13.707cm" svg:x="1cm" svg:y="1.293cm" presentation:class="graphic" presentation:user-transformed="true">
          <draw:image xlink:href="Pictures/10000001000003B3000001FB27F4A90422BD08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4.737cm" svg:height="14.65cm" svg:x="1.5cm" svg:y="0.85cm" presentation:class="graphic" presentation:user-transformed="true">
          <draw:image xlink:href="Pictures/100000010000039F00000225BBAA5F3FD18BB8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3.948cm" svg:height="13.524cm" svg:x="2cm" svg:y="1.476cm" presentation:class="graphic" presentation:user-transformed="true">
          <draw:image xlink:href="Pictures/10000001000003FC0000024051EDD6799626C4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4.063cm" svg:height="13.588cm" svg:x="1cm" svg:y="0.912cm" presentation:class="graphic" presentation:user-transformed="true">
          <draw:image xlink:href="Pictures/10000001000003FC0000024051EDD6799626C4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5.195cm" svg:height="14cm" svg:x="0.948cm" svg:y="1cm" presentation:class="graphic" presentation:user-transformed="true">
          <draw:image xlink:href="Pictures/10000001000003E50000022A47EB74A5E885ED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9T11:04:42.941459792</meta:creation-date>
    <dc:date>2024-03-19T11:10:30.298727988</dc:date>
    <meta:editing-duration>PT5M48S</meta:editing-duration>
    <meta:editing-cycles>1</meta:editing-cycles>
    <meta:document-statistic meta:object-count="43"/>
    <meta:generator>LibreOffice/7.3.7.2$Linux_X86_64 LibreOffice_project/30$Build-2</meta:generator>
  </office:meta>
</office:document-meta>
</file>